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reecol"/>Treecol<text:bookmark-end text:name="Treecol"/></text:h>
      <text:p text:style-name="P14"><text:span text:style-name="Source_20_Text">Treecols and Treecol</text:span> are used for <text:a xlink:type="simple" xlink:href="#Tree"><text:span text:style-name="Source_20_Text">Tree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tree.css.dsp?view=markup">The CSS source of Treecol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2.143cm" draw:z-index="1"><draw:image xlink:href="../images/treecol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cols,</text:span></text:p>
            <text:p text:style-name="P3"><text:span text:style-name="Source_20_Text">z-tree-col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div.z-tree-header tr.z-tree-cols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5">background-image: url(<text:span text:style-name="T2">${c:encodeURL('~./zul/img/grid/s_hd.gif')}</text:span>)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1">div.z-tree-header th.z-tree-col</text:span></text:span></text:p>
          </table:table-cell>
          <table:table-cell table:style-name="Table17.B2" office:value-type="string">
            <text:p text:style-name="P4">Border and font size</text:p>
          </table:table-cell>
          <table:table-cell table:style-name="Table17.C2" office:value-type="string">
            <text:p text:style-name="P15">overflow: hidden; border: 1px solid; border-color: #DAE7F6 #9EB6CE #9EB6CE #DAE7F6; white-space: nowrap; padding: 2px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tree-col-cnt</text:span></text:span>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5">font-size: <text:span text:style-name="T2">${fontSizeM}</text:span>; font-weight: normal; font-family: <text:span text:style-name="T2">${fontFamilyT}</text:span>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30:32</dc:date>
    <meta:editing-cycles>25</meta:editing-cycles>
    <meta:editing-duration>PT5H27M7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4" meta:word-count="119" meta:character-count="743"/>
  </office:meta>
</office:document-meta>
</file>